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cccc" draw:textarea-horizontal-align="center" draw:textarea-vertical-align="middle" draw:shadow="visibl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 draw:shadow="visib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8.853cm" svg:height="9.537cm" svg:x="1.699cm" svg:y="0.635cm">
          <text:p/>
          <draw:enhanced-geometry svg:viewBox="0 0 21600 21600" draw:type="rectangle" draw:enhanced-path="M 0 0 L 21600 0 21600 21600 0 21600 0 0 Z N"/>
        </draw:custom-shape>
        <draw:rect draw:style-name="gr2" draw:text-style-name="P2" draw:id="id1" draw:layer="layout" svg:width="8.209cm" svg:height="1.503cm" svg:x="5.049cm" svg:y="4.874cm">
          <text:p text:style-name="P2">Write queries</text:p>
        </draw:rect>
        <draw:custom-shape draw:style-name="gr3" draw:text-style-name="P1" draw:id="id2" draw:layer="layout" svg:width="4.502cm" svg:height="1.87cm" svg:x="15.42cm" svg:y="4.692cm">
          <text:p text:style-name="P1">Impro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layer="layout" draw:type="line" svg:x1="9.153cm" svg:y1="6.377cm" svg:x2="9.169cm" svg:y2="8.12cm" draw:start-shape="id1" draw:start-glue-point="2" svg:d="m9153 6377 16 1743">
          <text:p/>
        </draw:connector>
        <draw:custom-shape draw:style-name="gr5" draw:text-style-name="P1" draw:layer="layout" svg:width="0.776cm" svg:height="1.232cm" svg:x="8.812cm" svg:y="8.0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4" draw:layer="layout" draw:type="curve" svg:x1="13.258cm" svg:y1="5.625cm" svg:x2="17.67cm" svg:y2="6.562cm" draw:start-shape="id1" draw:start-glue-point="1" draw:end-shape="id2" draw:end-glue-point="8" svg:d="m13258 5625c1846 0 1538 869 2180 1403s2232 734 2232-466">
          <text:p/>
        </draw:connector>
        <draw:connector draw:style-name="gr4" draw:layer="layout" draw:type="curve" svg:x1="17.67cm" svg:y1="4.692cm" svg:x2="13.258cm" svg:y2="5.625cm" draw:start-shape="id2" draw:start-glue-point="4" draw:end-shape="id1" draw:end-glue-point="1" svg:d="m17670 4692c0-750-1591-625-2232-205s-334 1138-2180 1138">
          <text:p/>
        </draw:connector>
        <draw:rect draw:style-name="gr2" draw:text-style-name="P2" draw:id="id3" draw:layer="layout" svg:width="8.655cm" svg:height="1.503cm" svg:x="4.848cm" svg:y="1.044cm">
          <text:p text:style-name="P2">Determine needed results</text:p>
        </draw:rect>
        <draw:connector draw:style-name="gr4" draw:layer="layout" draw:type="line" svg:x1="9.175cm" svg:y1="2.547cm" svg:x2="9.153cm" svg:y2="4.874cm" draw:start-shape="id3" draw:start-glue-point="2" draw:end-shape="id1" svg:d="m9175 2547-22 23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3-11-20T08:45:33</meta:creation-date>
    <dc:date>2009-05-16T11:49:50</dc:date>
    <dc:language>en-US</dc:language>
    <meta:editing-cycles>18</meta:editing-cycles>
    <meta:editing-duration>PT02H13M50S</meta:editing-duration>
    <meta:document-statistic meta:object-count="9"/>
    <meta:user-defined meta:name="Info 1"/>
    <meta:user-defined meta:name="Info 2"/>
    <meta:user-defined meta:name="Info 3"/>
    <meta:user-defined meta:name="Info 4"/>
  </office:meta>
</office:document-meta>
</file>